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b8b6" officeooo:paragraph-rsid="0013b8b6"/>
    </style:style>
    <style:style style:name="P2" style:family="paragraph" style:parent-style-name="Standard">
      <style:text-properties officeooo:rsid="0013cfb8" officeooo:paragraph-rsid="0013cfb8"/>
    </style:style>
    <style:style style:name="P3" style:family="paragraph" style:parent-style-name="Standard">
      <style:text-properties officeooo:rsid="00157d4c" officeooo:paragraph-rsid="00157d4c"/>
    </style:style>
    <style:style style:name="P4" style:family="paragraph" style:parent-style-name="Standard">
      <style:text-properties officeooo:rsid="0016b1c9" officeooo:paragraph-rsid="0016b1c9"/>
    </style:style>
    <style:style style:name="P5" style:family="paragraph" style:parent-style-name="Standard">
      <style:text-properties officeooo:rsid="0016b914" officeooo:paragraph-rsid="0016b914"/>
    </style:style>
    <style:style style:name="P6" style:family="paragraph" style:parent-style-name="Standard">
      <style:text-properties officeooo:rsid="00173e3a" officeooo:paragraph-rsid="00173e3a"/>
    </style:style>
    <style:style style:name="P7" style:family="paragraph" style:parent-style-name="Standard">
      <style:text-properties officeooo:rsid="001cbb64" officeooo:paragraph-rsid="001cbb64"/>
    </style:style>
    <style:style style:name="P8" style:family="paragraph" style:parent-style-name="Standard">
      <style:text-properties officeooo:rsid="001cbb64" officeooo:paragraph-rsid="001d81ed"/>
    </style:style>
    <style:style style:name="P9" style:family="paragraph" style:parent-style-name="Standard">
      <style:text-properties officeooo:rsid="001d81ed" officeooo:paragraph-rsid="001d81ed"/>
    </style:style>
    <style:style style:name="T1" style:family="text">
      <style:text-properties officeooo:rsid="001ac937"/>
    </style:style>
    <style:style style:name="T2" style:family="text">
      <style:text-properties officeooo:rsid="001ccbae"/>
    </style:style>
    <style:style style:name="T3" style:family="text">
      <style:text-properties officeooo:rsid="001d81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k-Kontoauszüge erstellen und versenden</text:p>
      <text:p text:style-name="P1"/>
      <text:p text:style-name="P2">1. Jahresabschluss erstellen in der OO-Dk-Verwaltung</text:p>
      <text:p text:style-name="P2"/>
      <text:p text:style-name="P3"><text:span text:style-name="T1">a)</text:span> Datensicherung</text:p>
      <text:p text:style-name="P3"><text:span text:style-name="T1">b)</text:span> Daten exportieren</text:p>
      <text:p text:style-name="P3">– 01.01.2018</text:p>
      <text:p text:style-name="P3">– komplette Kontostände</text:p>
      <text:p text:style-name="P4">--- Kontoauszüge erstellen</text:p>
      <text:p text:style-name="P4">--- <text:s/>Jahresabschluss – Journal für neues Jahr aktualisieren</text:p>
      <text:p text:style-name="P5">=&gt; Supi – hat alles geklappt</text:p>
      <text:p text:style-name="P6"><text:span text:style-name="T1">c)</text:span> Speichern</text:p>
      <text:p text:style-name="P6"/>
      <text:p text:style-name="P2">2. Daten aus OO-Dk-Verwaltung exportieren und in DkVerwaltungQt importieren</text:p>
      <text:p text:style-name="P7">Beschreibung ist in Dk<text:span text:style-name="T2">V</text:span>erwal<text:span text:style-name="T2">t</text:span>ungQt.odt.</text:p>
      <text:p text:style-name="P7"/>
      <text:p text:style-name="P8">3. <text:span text:style-name="T3">Jahres Dk-Bestätigungen generieren</text:span></text:p>
      <text:p text:style-name="P9">a) In DkVerwaltungQt in dbfkts.cpp getJahr(){ return 17; } statt Vorjahr</text:p>
      <text:p text:style-name="P9">b) <text:s/>DkVerwaltungQt kompilieren und starten.</text:p>
      <text:p text:style-name="P9">c) Button „Jahres Dk-Bestätigungen generieren“ klicken</text:p>
      <text:p text:style-name="P9">=&gt; Im Unterordner JahresDkBestaetigungen2017 des Programmverzeichnisses befinden sich jetzt die generierten <text:s/>Jahres Dk-Bestätigungen im html-Format pro Dk-Geber*in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4:25:53.748845254</meta:creation-date>
    <dc:date>2018-01-06T15:57:00.933037854</dc:date>
    <meta:editing-duration>PT1H31M4S</meta:editing-duration>
    <meta:editing-cycles>12</meta:editing-cycles>
    <meta:generator>LibreOffice/5.3.0.3$MacOSX_X86_64 LibreOffice_project/7074905676c47b82bbcfbea1aeefc84afe1c50e1</meta:generator>
    <meta:document-statistic meta:table-count="0" meta:image-count="0" meta:object-count="0" meta:page-count="1" meta:paragraph-count="17" meta:word-count="91" meta:character-count="771" meta:non-whitespace-character-count="690"/>
  </office:meta>
</office:document-meta>
</file>